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con la opción “Otros”</text:p>
      <text:p text:style-name="Standard"/>
      <text:p text:style-name="Standard"><text:span text:style-name="T1">Formularios de Registros:</text:span> Tipo de Documento, Trabajo</text:p>
      <text:p text:style-name="Standard"><text:span text:style-name="T1">Perfil Deportivo:</text:span> Representante, Mi Pase pertenece a, <text:span text:style-name="T3">Categoría</text:span>, <text:span text:style-name="T3">Seleccionado</text:span>, <text:span text:style-name="T2">Mejor Golpe</text:span>, <text:span text:style-name="T2">Mayor Habilidad</text:span>, Lesiones, <text:span text:style-name="T2">Disciplina</text:span>, <text:span text:style-name="T2">Modalidad</text:span>, <text:span text:style-name="T3">Posición</text:span>, <text:span text:style-name="T2">Especialidad</text:span><text:span text:style-name="T3">, División Actual</text:span></text:p>
      <text:p text:style-name="Standard"><text:span text:style-name="T1">Test y capacidades Físicas:</text:span> Resistencia, Fuerza – Test Ley de Hill, Fuerza – Test Dinámico, Fuerza – Otros Test de Fuerza, Velocidad, Potencia - Saltos simples, Potencia - Saltos Continuos, Flexibilidad, Equilibrio, Coordinación, Agilidad</text:p>
      <text:p text:style-name="Standard"/>
      <text:p text:style-name="Standard"/>
      <text:p text:style-name="Standard"/>
      <text:p text:style-name="Standard"/>
      <text:p text:style-name="Standard">Lo que estan resaltados en amarillo son los que nose si deben tener un textfie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Mattoni</meta:initial-creator>
    <meta:creation-date>2010-04-07T12:13:02</meta:creation-date>
    <dc:date>2010-04-07T14:00:12</dc:date>
    <dc:creator>Ivan Mattoni</dc:creator>
    <meta:editing-duration>PT01H15M56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5" meta:word-count="82" meta:character-count="579"/>
  </office:meta>
</office:document-meta>
</file>